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65in" style:rel-column-width="4369*"/>
    </style:style>
    <style:style style:name="Table1.K" style:family="table-column">
      <style:table-column-properties style:column-width="0.4458in" style:rel-column-width="4368*"/>
    </style:style>
    <style:style style:name="Table1.M" style:family="table-column">
      <style:table-column-properties style:column-width="1.3382in" style:rel-column-width="1310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253b"/>
    </style:style>
    <style:style style:name="P2" style:family="paragraph" style:parent-style-name="Standard">
      <style:text-properties fo:font-weight="bold" officeooo:paragraph-rsid="0019253b" style:font-weight-asian="bold" style:font-weight-complex="bold"/>
    </style:style>
    <style:style style:name="P3" style:family="paragraph" style:parent-style-name="Standard">
      <style:text-properties fo:font-weight="bold" officeooo:paragraph-rsid="001aceeb" style:font-weight-asian="bold" style:font-weight-complex="bold"/>
    </style:style>
    <style:style style:name="P4" style:family="paragraph" style:parent-style-name="Standard">
      <style:text-properties fo:font-weight="bold" officeooo:paragraph-rsid="00233f67" style:font-weight-asian="bold" style:font-weight-complex="bold"/>
    </style:style>
    <style:style style:name="P5" style:family="paragraph" style:parent-style-name="Standard">
      <style:text-properties fo:font-weight="bold" officeooo:paragraph-rsid="002587f8" style:font-weight-asian="bold" style:font-weight-complex="bold"/>
    </style:style>
    <style:style style:name="P6" style:family="paragraph" style:parent-style-name="Standard" style:list-style-name="L1">
      <style:text-properties officeooo:rsid="0019253b" officeooo:paragraph-rsid="0019253b"/>
    </style:style>
    <style:style style:name="P7" style:family="paragraph" style:parent-style-name="Standard" style:list-style-name="L2">
      <style:text-properties officeooo:paragraph-rsid="001aceeb"/>
    </style:style>
    <style:style style:name="P8" style:family="paragraph" style:parent-style-name="Standard">
      <style:text-properties officeooo:rsid="001bbf18" officeooo:paragraph-rsid="001bbf18"/>
    </style:style>
    <style:style style:name="P9" style:family="paragraph" style:parent-style-name="Standard">
      <style:text-properties officeooo:rsid="001bbf18" officeooo:paragraph-rsid="001d9d2c"/>
    </style:style>
    <style:style style:name="P10" style:family="paragraph" style:parent-style-name="Standard">
      <style:text-properties fo:font-weight="normal" officeooo:rsid="001bbf18" officeooo:paragraph-rsid="001d9d2c" style:font-weight-asian="normal" style:font-weight-complex="normal"/>
    </style:style>
    <style:style style:name="P11" style:family="paragraph" style:parent-style-name="Standard">
      <style:text-properties fo:font-weight="normal" officeooo:rsid="002587f8" officeooo:paragraph-rsid="002587f8" style:font-weight-asian="normal" style:font-weight-complex="normal"/>
    </style:style>
    <style:style style:name="P12" style:family="paragraph" style:parent-style-name="Standard">
      <style:text-properties officeooo:rsid="001eef8f" officeooo:paragraph-rsid="001eef8f"/>
    </style:style>
    <style:style style:name="P13" style:family="paragraph" style:parent-style-name="Standard">
      <style:text-properties officeooo:rsid="001f6088" officeooo:paragraph-rsid="001f6088"/>
    </style:style>
    <style:style style:name="P14" style:family="paragraph" style:parent-style-name="Standard">
      <style:text-properties officeooo:rsid="0021407d" officeooo:paragraph-rsid="0021407d"/>
    </style:style>
    <style:style style:name="P15" style:family="paragraph" style:parent-style-name="Standard">
      <style:text-properties officeooo:rsid="00233f67" officeooo:paragraph-rsid="002587f8"/>
    </style:style>
    <style:style style:name="P16" style:family="paragraph" style:parent-style-name="Standard">
      <style:text-properties officeooo:paragraph-rsid="002587f8"/>
    </style:style>
    <style:style style:name="P17" style:family="paragraph" style:parent-style-name="Standard">
      <style:text-properties officeooo:rsid="002587f8" officeooo:paragraph-rsid="002587f8"/>
    </style:style>
    <style:style style:name="P18" style:family="paragraph" style:parent-style-name="Standard">
      <style:text-properties officeooo:paragraph-rsid="001aceeb"/>
    </style:style>
    <style:style style:name="P19" style:family="paragraph" style:parent-style-name="Standard">
      <style:text-properties officeooo:rsid="0026ec98" officeooo:paragraph-rsid="0026ec98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f6088" officeooo:paragraph-rsid="001f6088"/>
    </style:style>
    <style:style style:name="P22" style:family="paragraph" style:parent-style-name="Table_20_Contents">
      <style:paragraph-properties fo:text-align="start" style:justify-single-word="false"/>
      <style:text-properties officeooo:rsid="001f6088" officeooo:paragraph-rsid="001f6088"/>
    </style:style>
    <style:style style:name="P2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925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ec98" style:font-weight-asian="bold" style:font-weight-complex="bold"/>
    </style:style>
    <style:style style:name="T4" style:family="text">
      <style:text-properties officeooo:rsid="001d9d2c"/>
    </style:style>
    <style:style style:name="T5" style:family="text">
      <style:text-properties officeooo:rsid="001f6088"/>
    </style:style>
    <style:style style:name="T6" style:family="text">
      <style:text-properties officeooo:rsid="0021407d"/>
    </style:style>
    <style:style style:name="T7" style:family="text">
      <style:text-properties officeooo:rsid="00233f67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3e21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6ec98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Was ist Run length Encoding (RLE) und wieso kann bei RLE-basierter Kompression der Speicheraufwand sogar gr¨oßer als vor der Kompression sein? Wieso verwendet man bei RLE-Kompression auf Bit-Ebenen den Gray-Code?</text:p>
      <text:p text:style-name="P1"/>
      <text:list xml:id="list2372543394002416635" text:style-name="L1">
        <text:list-item>
          <text:p text:style-name="P6">Kodierung der Intensitäten (gleiche Werte zusammenfügen)</text:p>
        </text:list-item>
        <text:list-item>
          <text:p text:style-name="P6">ganz viele unterschiedliche Pixel</text:p>
        </text:list-item>
        <text:list-item>
          <text:p text:style-name="P6">übliche Kodierung: bestimmte Übergänge auf jeder Bitebene (z.B. 127→128)<text:line-break/>→ Gray-Code</text:p>
        </text:list-item>
      </text:list>
      <text:p text:style-name="P1"/>
      <text:p text:style-name="P2">2. Gegeben sei das Alphabet A = {a, b, c, d, e, f}. Den Symbolen k¨onnen die Wahrscheinlichkeiten p(a) = 0.45, p(b) = 0.23, p(c) = 0.12, p(d) = 0.11, p(e) = 0.07 und p(f) = 0.02 zugeordnet werden. Erstellen Sie einen Huffman-Code fur ¨ A gem¨aß der Konvention aus der Vorlesung. Welches Wort wird durch die Zeichenfolge x = 01110010101001111 kodiert?</text:p>
      <text:p text:style-name="P1"/>
      <text:p text:style-name="P8"><text:tab/><text:span text:style-name="T4">f</text:span> 0.02 <text:span text:style-name="T4">[0]</text:span><text:tab/><text:tab/><text:line-break/>e 0.07 <text:span text:style-name="T4">[1]</text:span> → 0.09 <text:span text:style-name="T4">[0]</text:span><text:tab/></text:p>
      <text:p text:style-name="P8">d 0.11 <text:span text:style-name="T4">[1]</text:span>→ 0.2 <text:span text:style-name="T4">[1]</text:span><text:tab/><text:tab/></text:p>
      <text:p text:style-name="P8">c 0.12 <text:span text:style-name="T4">[0]</text:span>→ 0.32 <text:span text:style-name="T4">[1]</text:span><text:tab/></text:p>
      <text:p text:style-name="P8">b 0.23 <text:span text:style-name="T4">[0]</text:span>→ 0.55 <text:span text:style-name="T4">[1]</text:span></text:p>
      <text:p text:style-name="P9">a 0.45 <text:span text:style-name="T4">[0]</text:span>→ 1<text:tab/></text:p>
      <text:p text:style-name="P9"/>
      <text:p text:style-name="P10">0<text:span text:style-name="T4">|</text:span>11100<text:span text:style-name="T4">|</text:span>10<text:span text:style-name="T4">|</text:span>10<text:span text:style-name="T4">|</text:span>10<text:span text:style-name="T4">|</text:span>0<text:span text:style-name="T4">|</text:span>1111<text:span text:style-name="T4">|</text:span></text:p>
      <text:p text:style-name="P10"><text:span text:style-name="T4">a <text:s text:c="3"/>f</text:span> <text:tab/> <text:s text:c="2"/><text:span text:style-name="T4">b <text:s text:c="2"/>b <text:s/>b <text:s/>a <text:s text:c="3"/>d</text:span></text:p>
      <text:p text:style-name="P9"><text:tab/></text:p>
      <text:p text:style-name="P1"/>
      <text:p text:style-name="P2">3. Die Zeichenfolge x = 31 29 27 25 23 16 16 16 16 17 18 19 20 soll m¨oglichst effektiv (hinsichtlich der Komprimierungsrate) verlustfrei komprimiert werden. Wie wurden Sie vorgehen? ¨ Hinweis: Bedenken Sie, dass sich betragsm¨aßig kleine Zahlen durch weniger Bits darstellen lassen. Bei der Datenkompression ist es daher erstrebenswert, die vorhandenen Daten in ” kleine Zahlen“ umzuwandeln. </text:p>
      <text:p text:style-name="P1"/>
      <table:table table:name="Table1" table:style-name="Table1">
        <table:table-column table:style-name="Table1.A" table:number-columns-repeated="10"/>
        <table:table-column table:style-name="Table1.K" table:number-columns-repeated="2"/>
        <table:table-column table:style-name="Table1.M"/>
        <table:table-row>
          <table:table-cell table:style-name="Table1.A1" office:value-type="string">
            <text:p text:style-name="P20">31</text:p>
          </table:table-cell>
          <table:table-cell table:style-name="Table1.A1" office:value-type="string">
            <text:p text:style-name="P20">29</text:p>
          </table:table-cell>
          <table:table-cell table:style-name="Table1.A1" office:value-type="string">
            <text:p text:style-name="P20">27</text:p>
          </table:table-cell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20">23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20">18</text:p>
          </table:table-cell>
          <table:table-cell table:style-name="Table1.A1" office:value-type="string">
            <text:p text:style-name="P20">19</text:p>
          </table:table-cell>
          <table:table-cell table:style-name="Table1.M1" office:value-type="string">
            <text:p text:style-name="P23">20</text:p>
          </table:table-cell>
        </table:table-row>
        <table:table-row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7</text:span>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M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1">1/13</text:p>
          </table:table-cell>
          <table:table-cell table:style-name="Table1.A2" office:value-type="string">
            <text:p text:style-name="P21">4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1/13</text:p>
          </table:table-cell>
          <table:table-cell table:style-name="Table1.A2" office:value-type="string">
            <text:p text:style-name="P21">3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4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2" office:value-type="string">
            <text:p text:style-name="P23"/>
          </table:table-cell>
        </table:table-row>
      </table:table>
      <text:p text:style-name="P12"/>
      <text:p text:style-name="P13">31 [1]<text:tab/><text:tab/><text:span text:style-name="T6">0</text:span> [1]<text:tab/><text:tab/>-<text:span text:style-name="T6">2[0]<text:tab/><text:tab/>1[0]</text:span></text:p>
      <text:p text:style-name="P13"><text:tab/>2/13 [0]<text:tab/>5/13<text:span text:style-name="T6">[1]</text:span><text:tab/><text:tab/><text:span text:style-name="T6">7/13[1]</text:span></text:p>
      <text:p text:style-name="P13">-7 [0]</text:p>
      <text:p text:style-name="P13"/>
      <text:p text:style-name="P14">1101|<text:span text:style-name="T7">10|10|10|10|1100|110|110|110|0|0|0|0<text:line-break/><text:line-break/><text:line-break/><text:line-break/><text:line-break/><text:line-break/><text:line-break/><text:line-break/></text:span></text:p>
      <text:p text:style-name="P1"/>
      <text:p text:style-name="P4"><text:soft-page-break/>4. Berechnen Sie die Entropie fur Bilder mit folgenden Eigenschaften: ¨ <text:line-break/>a) das Bild hat folgendes Histogramm: <text:tab/>Grauwert <text:tab/> 0 <text:s text:c="3"/>1 <text:s text:c="2"/>2 <text:s text:c="5"/>3 <text:line-break/><text:tab/><text:tab/><text:tab/><text:tab/><text:tab/><text:tab/>H¨aufigkeit <text:tab/>50 <text:s text:c="2"/>0 <text:s/>50 <text:s text:c="2"/>100 </text:p>
      <text:p text:style-name="P5"><text:tab/><text:tab/><text:tab/><text:tab/><text:tab/><text:tab/><text:span text:style-name="T7">P(gi)<text:tab/> <text:s text:c="10"/>0.25 0 0.25 <text:s/>0.5</text:span></text:p>
      <text:p text:style-name="P5"/>
      <text:p text:style-name="P15">Entropie(P) = <draw:frame draw:style-name="fr1" draw:name="Object4" text:anchor-type="as-char" svg:y="-0.2807in" svg:width="1.552in" svg:height="0.46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6"><text:tab/><text:span text:style-name="T7">= </text:span><text:span text:style-name="T9"><draw:frame draw:style-name="fr1" draw:name="Object5" text:anchor-type="as-char" svg:y="-0.152in" svg:width="3.5417in" svg:height="0.212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5"><text:span text:style-name="T9"><text:tab/>= </text:span><text:span text:style-name="T9"><draw:frame draw:style-name="fr1" draw:name="Object6" text:anchor-type="as-char" svg:y="-0.152in" svg:width="1.4846in" svg:height="0.1992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"><text:line-break/>b) das Bild hat folgendes Histogramm: <text:tab/>Grauwert <text:tab/>0 <text:s text:c="3"/>1 <text:s text:c="3"/>2 <text:s text:c="4"/>3 </text:p>
      <text:p text:style-name="P4"><text:tab/><text:tab/><text:tab/><text:tab/><text:tab/><text:tab/>H¨aufigkeit <text:s/>100 <text:s/>0 <text:s/>100 <text:s/>200 </text:p>
      <text:p text:style-name="P5"><text:tab/><text:tab/><text:tab/><text:tab/><text:tab/><text:tab/><text:span text:style-name="T7">P(gi)<text:tab/> <text:s text:c="9"/>0.25 0 <text:s/>0.25 0.5</text:span></text:p>
      <text:p text:style-name="P11">Entropie(P) = 1.5</text:p>
      <text:p text:style-name="P5"><text:line-break/>c) im Bild kommen alle 256 Grauwerte in gleichem Umfang vor. Erkl¨aren Sie den Begriff Entropie und interpretieren Sie die Ergebnisse!</text:p>
      <text:p text:style-name="P2"/>
      <text:p text:style-name="P17"><text:span text:style-name="T9">E</text:span><text:span text:style-name="T8">ntropie(P) = </text:span><text:span text:style-name="T8"><draw:frame draw:style-name="fr1" draw:name="Object7" text:anchor-type="as-char" svg:y="-0.2807in" svg:width="1.9047in" svg:height="0.448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/>
      <text:p text:style-name="P3">5. Geben sei M als ein 4x4 Block eines Grauwertbildes, die diskrete Kosinustransformierte D von M und die Quantisierungsmatrix Q, mit der D quantisiert werden soll (siehe JPEG-Kompression): M = <text:s/><draw:frame draw:style-name="fr1" draw:name="Object1" text:anchor-type="as-char" svg:y="-0.4866in" svg:width="1.2654in" svg:height="0.8752in" draw:z-index="0"><draw:object xlink:href="./Object 1" xlink:type="simple" xlink:show="embed" xlink:actuate="onLoad"/><draw:image xlink:href="./ObjectReplacements/Object 1" xlink:type="simple" xlink:show="embed" xlink:actuate="onLoad"/></draw:frame>, D = <draw:frame draw:style-name="fr1" draw:name="Object2" text:anchor-type="as-char" svg:y="-0.4866in" svg:width="2.1772in" svg:height="0.875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/>und Q =<draw:frame draw:style-name="fr1" draw:name="Object3" text:anchor-type="as-char" svg:y="-0.4866in" svg:width="1.5016in" svg:height="0.8752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3">Fuhren Sie die Kompression (wie bei JPEG) weiter, d.h.: </text:p>
      <text:list xml:id="list7609839757357569340" text:style-name="L2">
        <text:list-item>
          <text:p text:style-name="P7"><text:span text:style-name="T2">Berechnen Sie die quantisierte DCT-Koeffizienten-Matrix (D./Q). Bedenken Sie, dass Sie fur die weitere Kompression mit ganzen Zahlen arbeiten m ¨ ussen. ¨ <text:line-break/></text:span><text:span text:style-name="T2"><draw:frame draw:style-name="fr1" draw:name="Object8" text:anchor-type="as-char" svg:y="-0.4866in" svg:width="1.2398in" svg:height="0.875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7"><text:span text:style-name="T2"><text:s/>Sortieren Sie die Koeffizienten mit aufsteigender Frequenz entlang der Diagonalen (Zig-Zag). <text:line-break/></text:span><text:span text:style-name="T11">(39,-1,-1,0,-1)<text:line-break/></text:span></text:p>
        </text:list-item>
        <text:list-item>
          <text:p text:style-name="P7"><text:span text:style-name="T2"><text:s/>Geben Sie den finalen Huffman-kodierten Bit-Vektor C a</text:span><text:span text:style-name="T3">n<text:line-break/></text:span><text:span text:style-name="T11">39 <text:s/>-1 <text:s text:c="2"/>0</text:span></text:p>
        </text:list-item>
      </text:list>
      <text:p text:style-name="P18"><text:span text:style-name="T11"><text:tab/> <text:s/>1 <text:s text:c="3"/>3 <text:s text:c="2"/>12</text:span></text:p>
      <text:p text:style-name="P18"><text:span text:style-name="T11"/></text:p>
      <text:p text:style-name="P18"><text:span text:style-name="T11"><text:tab/>39 [00]<text:tab/><text:tab/><text:tab/>0 [1]</text:span></text:p>
      <text:p text:style-name="P18"><text:span text:style-name="T11"><text:tab/>-1 [01] <text:tab/>4/16 [0]</text:span></text:p>
      <text:p text:style-name="P19"><text:span text:style-name="T11">C</text:span><text:span text:style-name="T10">ode: 00|01|01|1|01|1|1|1|1|1|1|1|1|1|1|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0:51:10.340946671</meta:creation-date>
    <meta:generator>LibreOffice/5.1.4.2$Linux_X86_64 LibreOffice_project/10m0$Build-2</meta:generator>
    <dc:date>2016-12-08T14:18:16.932800308</dc:date>
    <meta:editing-duration>PT21M16S</meta:editing-duration>
    <meta:editing-cycles>2</meta:editing-cycles>
    <meta:document-statistic meta:table-count="1" meta:image-count="0" meta:object-count="8" meta:page-count="2" meta:paragraph-count="70" meta:word-count="446" meta:character-count="2707" meta:non-whitespace-character-count="2177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139</mn>
                <mn>149</mn>
                <mn>155</mn>
                <mn>155</mn>
              </mrow>
            </mtd>
          </mtr>
          <mtr>
            <mtd>
              <mrow>
                <mn>150</mn>
                <mn>160</mn>
                <mn>158</mn>
                <mn>156</mn>
              </mrow>
            </mtd>
          </mtr>
          <mtr>
            <mtd>
              <mrow>
                <mn>159</mn>
                <mn>161</mn>
                <mn>162</mn>
                <mn>155</mn>
              </mrow>
            </mtd>
          </mtr>
          <mtr>
            <mtd>
              <mrow>
                <mn>162</mn>
                <mn>161</mn>
                <mn>162</mn>
                <mn>157</mn>
              </mrow>
            </mtd>
          </mtr>
        </mtable>
      </mrow>
      <mo fence="true" stretchy="true">)</mo>
    </mrow>
    <annotation encoding="StarMath 5.0">left( matrix{139 149 155 155 ## 150 160 158 156 ## 159 161 162 155 ## 162 161 162 157 } right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625.2</mn>
            </mtd>
            <mtd>
              <mrow>
                <mi>−</mi>
                <mn>5.1</mn>
              </mrow>
            </mtd>
            <mtd>
              <mrow>
                <mi>−</mi>
                <mn>8.8</mn>
              </mrow>
            </mtd>
            <mtd>
              <mn>0.2</mn>
            </mtd>
          </mtr>
          <mtr>
            <mtd>
              <mrow>
                <mi>−</mi>
                <mn>16.1</mn>
              </mrow>
            </mtd>
            <mtd>
              <mrow>
                <mi>−</mi>
                <mn>11.4</mn>
              </mrow>
            </mtd>
            <mtd>
              <mrow>
                <mi>−</mi>
                <mn>2.4</mn>
              </mrow>
            </mtd>
            <mtd>
              <mrow>
                <mi>−</mi>
                <mn>2.8</mn>
              </mrow>
            </mtd>
          </mtr>
          <mtr>
            <mtd>
              <mrow>
                <mi>−</mi>
                <mn>5.2</mn>
              </mrow>
            </mtd>
            <mtd>
              <mrow>
                <mi>−</mi>
                <mn>4</mn>
              </mrow>
            </mtd>
            <mtd>
              <mn>1.8</mn>
            </mtd>
            <mtd>
              <mn>1.4</mn>
            </mtd>
          </mtr>
          <mtr>
            <mtd>
              <mrow>
                <mi>−</mi>
                <mn>1.7</mn>
              </mrow>
            </mtd>
            <mtd>
              <mrow>
                <mi>−</mi>
                <mn>0.3</mn>
              </mrow>
            </mtd>
            <mtd>
              <mn>0.2</mn>
            </mtd>
            <mtd>
              <mn>2.4</mn>
            </mtd>
          </mtr>
        </mtable>
      </mrow>
      <mo fence="true" stretchy="true">)</mo>
    </mrow>
    <annotation encoding="StarMath 5.0">left( matrix{625.2 # −5.1 #−8.8# 0.2 ## −16.1 #−11.4# −2.4# −2.8 ## −5.2 #−4# 1.8 #1.4 ## −1.7 #−0.3 #0.2 #2.4} right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6</mn>
            </mtd>
            <mtd>
              <mn>10</mn>
            </mtd>
            <mtd>
              <mn>24</mn>
            </mtd>
            <mtd>
              <mn>51</mn>
            </mtd>
          </mtr>
          <mtr>
            <mtd>
              <mn>14</mn>
            </mtd>
            <mtd>
              <mn>16</mn>
            </mtd>
            <mtd>
              <mn>40</mn>
            </mtd>
            <mtd>
              <mn>69</mn>
            </mtd>
          </mtr>
          <mtr>
            <mtd>
              <mn>18</mn>
            </mtd>
            <mtd>
              <mn>37</mn>
            </mtd>
            <mtd>
              <mn>68</mn>
            </mtd>
            <mtd>
              <mn>103</mn>
            </mtd>
          </mtr>
          <mtr>
            <mtd>
              <mn>49</mn>
            </mtd>
            <mtd>
              <mn>78</mn>
            </mtd>
            <mtd>
              <mn>103</mn>
            </mtd>
            <mtd>
              <mn>120</mn>
            </mtd>
          </mtr>
        </mtable>
      </mrow>
      <mo fence="true" stretchy="true">)</mo>
    </mrow>
    <annotation encoding="StarMath 5.0">left( matrix{16# 10 #24 #51 ## 14# 16# 40 #69 ## 18# 37 #68# 103 ## 49 #78# 103 #120} right)</annotation>
  </semantics>
</math>
</file>

<file path=Object 4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n>0.25</mn>
              <mo stretchy="false">⋅</mo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⋅</mo>
              <mn>3</mn>
            </mrow>
          </mrow>
          <mo fence="true" stretchy="false">)</mo>
        </mrow>
      </mrow>
      <mo stretchy="false">=</mo>
      <mn>1.5</mn>
    </mrow>
    <annotation encoding="StarMath 5.0">-( 0.25 cdot (-2) cdot 3 ) = 1.5</annotation>
  </semantics>
</math>
</file>

<file path=Object 5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sub>
                <mi>g</mi>
                <mi>i</mi>
              </msub>
              <mo stretchy="false">=</mo>
              <mn>0</mn>
            </mrow>
            <mrow>
              <mi>N</mi>
              <mo stretchy="false">−</mo>
              <mn>1</mn>
            </mrow>
          </munderover>
          <mi>P</mi>
        </mrow>
      </mrow>
      <mrow>
        <mrow>
          <mo fence="true" stretchy="false">(</mo>
          <mrow>
            <msub>
              <mi>g</mi>
              <mi>i</mi>
            </msub>
          </mrow>
          <mo fence="true" stretchy="false">)</mo>
        </mrow>
        <mo stretchy="false">⋅</mo>
        <msub>
          <mi>log</mi>
          <mn>2</mn>
        </msub>
      </mrow>
      <mi>P</mi>
      <mrow>
        <mo fence="true" stretchy="false">(</mo>
        <mrow>
          <msub>
            <mi>g</mi>
            <mi>i</mi>
          </msub>
        </mrow>
        <mo fence="true" stretchy="false">)</mo>
      </mrow>
    </mrow>
    <annotation encoding="StarMath 5.0">-sum from{g_i=0} to{N-1} P( g_i) cdot log_2 P( g_i )</annotation>
  </semantics>
</math>
</file>

<file path=Object 6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row>
              <mn>0.25</mn>
              <mo stretchy="false">⋅</mo>
              <msub>
                <mi>log</mi>
                <mn>2</mn>
              </msub>
            </mrow>
            <mrow>
              <mrow>
                <mo fence="true" stretchy="false">(</mo>
                <mrow>
                  <mn>0.25</mn>
                </mrow>
                <mo fence="true" stretchy="false">)</mo>
              </mrow>
              <mo stretchy="false">+</mo>
              <mrow>
                <mn>0.25</mn>
                <mo stretchy="false">⋅</mo>
                <msub>
                  <mi>log</mi>
                  <mn>2</mn>
                </msub>
              </mrow>
            </mrow>
            <mrow>
              <mrow>
                <mo fence="true" stretchy="false">(</mo>
                <mrow>
                  <mn>0.25</mn>
                </mrow>
                <mo fence="true" stretchy="false">)</mo>
              </mrow>
              <mo stretchy="false">+</mo>
              <mrow>
                <mn>0.5</mn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n>0.5</mn>
              </mrow>
              <mo fence="true" stretchy="false">)</mo>
            </mrow>
          </mrow>
        </mrow>
        <mo fence="true" stretchy="false">)</mo>
      </mrow>
    </mrow>
    <annotation encoding="StarMath 5.0">- ( 0.25 cdot log_2 (0.25) + 0.25 cdot log_2 (0.25) + 0.5 cdot log_2(0.5))</annotation>
  </semantics>
</math>
</file>

<file path=Object 7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i</mi>
              <mo stretchy="false">=</mo>
              <mn>0</mn>
            </mrow>
            <mrow>
              <mn>256</mn>
              <mo stretchy="false">−</mo>
              <mn>1</mn>
            </mrow>
          </munderover>
          <mrow>
            <mo fence="true" stretchy="false">(</mo>
            <mrow>
              <mrow>
                <mrow>
                  <mfrac>
                    <mn>1</mn>
                    <mn>256</mn>
                  </mfrac>
                  <mo stretchy="false">⋅</mo>
                  <msub>
                    <mi>log</mi>
                    <mn>2</mn>
                  </msub>
                </mrow>
                <mrow>
                  <mo fence="true" stretchy="false">(</mo>
                  <mrow>
                    <mfrac>
                      <mn>1</mn>
                      <mn>256</mn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n>8</mn>
    </mrow>
    <annotation encoding="StarMath 5.0">-sum from{i=0} to{256-1} ({1} over {256}  cdot log_2 ({1}over{256})) = 8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39</mn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 left( matrix{39 # -1 # 0 # 0 ## -1#-1#0#0 ## 0#0#0#0 ## 0#0#0#0} right)</annotation>
  </semantics>
</math>
</file>